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Ubuntu Condensed" svg:font-family="'Ubuntu Condensed', cursive"/>
    <style:font-face style:name="FreeSans1" svg:font-family="FreeSans" style:font-family-generic="swiss"/>
    <style:font-face style:name="Chaparral Pro" svg:font-family="'Chaparral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paragraph-rsid="0006042b"/>
    </style:style>
    <style:style style:name="P2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</style:style>
    <style:style style:name="P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font-size="28pt" fo:font-weight="bold" officeooo:rsid="000441f9" officeooo:paragraph-rsid="000441f9" style:font-size-asian="28pt" style:font-weight-asian="bold" style:font-size-complex="28pt" style:font-weight-complex="bold"/>
    </style:style>
    <style:style style:name="P4" style:family="paragraph" style:parent-style-name="Text_20_body">
      <style:paragraph-properties fo:margin-left="0.265cm" fo:margin-right="0.265cm" fo:margin-top="0cm" fo:margin-bottom="0cm" loext:contextual-spacing="false" fo:text-align="center" style:justify-single-word="false" fo:text-indent="0cm" style:auto-text-indent="false"/>
      <style:text-properties fo:font-size="32pt" fo:font-weight="bold" officeooo:rsid="000441f9" officeooo:paragraph-rsid="000441f9" style:font-size-asian="32pt" style:font-weight-asian="bold" style:font-size-complex="32pt" style:font-weight-complex="bold"/>
    </style:style>
    <style:style style:name="P5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style:font-name="Chaparral Pro" fo:font-size="15pt" officeooo:paragraph-rsid="000441f9" style:font-size-asian="15pt" style:font-size-complex="15pt"/>
    </style:style>
    <style:style style:name="P6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style:font-name="Chaparral Pro" fo:font-size="15pt" officeooo:rsid="000441f9" officeooo:paragraph-rsid="000441f9" style:font-size-asian="15pt" style:font-size-complex="15pt"/>
    </style:style>
    <style:style style:name="P7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rsid="0021a506" officeooo:paragraph-rsid="0021a506"/>
    </style:style>
    <style:style style:name="P8" style:family="paragraph" style:parent-style-name="Text_20_body">
      <style:paragraph-properties fo:margin-left="0.265cm" fo:margin-right="0.265cm" fo:margin-top="0cm" fo:margin-bottom="0cm" loext:contextual-spacing="false" fo:text-align="center" style:justify-single-word="false" fo:text-indent="0cm" style:auto-text-indent="false" fo:break-before="page"/>
      <style:text-properties fo:color="#666666" style:font-name="Ubuntu Condensed" fo:font-size="13pt" fo:font-weight="bold" officeooo:rsid="0015cc6a" officeooo:paragraph-rsid="0015cc6a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0cm" fo:margin-right="0.265cm" fo:margin-top="0cm" fo:margin-bottom="0cm" loext:contextual-spacing="false" fo:text-indent="0cm" style:auto-text-indent="false"/>
    </style:style>
    <style:style style:name="P10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officeooo:paragraph-rsid="0015cc6a"/>
    </style:style>
    <style:style style:name="P11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fo:color="#666666" style:font-name="Ubuntu Condensed" fo:font-size="13pt" officeooo:rsid="0015cc6a" officeooo:paragraph-rsid="000441f9" style:font-size-asian="13pt" style:font-size-complex="13pt"/>
    </style:style>
    <style:style style:name="P12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fo:color="#000000" style:font-name="Ubuntu Condensed" fo:font-size="18pt" style:text-underline-style="none" fo:font-weight="bold" officeooo:paragraph-rsid="0021a506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21a506" officeooo:paragraph-rsid="0021a506" style:font-size-asian="13pt" style:font-size-complex="13pt"/>
    </style:style>
    <style:style style:name="P14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21a506"/>
    </style:style>
    <style:style style:name="P15" style:family="paragraph">
      <style:paragraph-properties fo:text-align="center"/>
    </style:style>
    <style:style style:name="T1" style:family="text">
      <style:text-properties fo:color="#666666" fo:font-weight="normal" officeooo:rsid="000441f9" style:font-weight-asian="normal" style:font-weight-complex="normal"/>
    </style:style>
    <style:style style:name="T2" style:family="text">
      <style:text-properties fo:color="#666666" style:font-name="Ubuntu Condensed" fo:font-size="14pt" fo:font-weight="normal" officeooo:rsid="000441f9" style:font-size-asian="14pt" style:font-weight-asian="normal" style:font-size-complex="14pt" style:font-weight-complex="normal"/>
    </style:style>
    <style:style style:name="T3" style:family="text">
      <style:text-properties fo:color="#666666" style:font-name="Ubuntu Condensed" fo:font-size="12pt" fo:font-weight="normal" officeooo:rsid="000441f9" style:font-size-asian="12pt" style:font-weight-asian="normal" style:font-size-complex="12pt" style:font-weight-complex="normal"/>
    </style:style>
    <style:style style:name="T4" style:family="text">
      <style:text-properties fo:color="#666666" style:font-name="Ubuntu Condensed" fo:font-size="13pt" style:font-size-asian="13pt" style:font-size-complex="13pt"/>
    </style:style>
    <style:style style:name="T5" style:family="text">
      <style:text-properties fo:color="#666666" style:font-name="Ubuntu Condensed" fo:font-size="13pt" officeooo:rsid="0023e988" style:font-size-asian="13pt" style:font-size-complex="13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441f9"/>
    </style:style>
    <style:style style:name="T8" style:family="text">
      <style:text-properties fo:color="#006400" style:font-name="Ubuntu Condensed" fo:font-size="14pt" style:font-size-asian="14pt" style:font-size-complex="14pt"/>
    </style:style>
    <style:style style:name="T9" style:family="text">
      <style:text-properties fo:color="#006400" style:font-name="Ubuntu Condensed" fo:font-size="14pt" officeooo:rsid="000441f9" style:font-size-asian="14pt" style:font-size-complex="14pt"/>
    </style:style>
    <style:style style:name="T10" style:family="text">
      <style:text-properties fo:color="#006400" style:font-name="Ubuntu Condensed" fo:font-size="14pt" officeooo:rsid="0006042b" style:font-size-asian="14pt" style:font-size-complex="14pt"/>
    </style:style>
    <style:style style:name="T11" style:family="text">
      <style:text-properties fo:color="#000000" style:font-name="Ubuntu Condensed" fo:font-size="18pt" style:text-underline-style="none" fo:font-weight="bold" officeooo:rsid="000441f9" style:font-size-asian="18pt" style:font-weight-asian="bold" style:font-size-complex="18pt" style:font-weight-complex="bold"/>
    </style:style>
    <style:style style:name="T12" style:family="text">
      <style:text-properties fo:color="#000000" style:font-name="Ubuntu Condensed" fo:font-size="16pt" fo:font-weight="normal" officeooo:rsid="000d895c" style:font-size-asian="16pt" style:font-weight-asian="normal" style:font-size-complex="16pt" style:font-weight-complex="normal"/>
    </style:style>
    <style:style style:name="T13" style:family="text">
      <style:text-properties fo:color="#000000" style:font-name="Ubuntu Condensed" fo:font-size="14pt" style:text-underline-style="none" fo:font-weight="normal" officeooo:rsid="000d895c" style:font-size-asian="14pt" style:font-weight-asian="normal" style:font-size-complex="14pt" style:font-weight-complex="normal"/>
    </style:style>
    <style:style style:name="T14" style:family="text">
      <style:text-properties fo:color="#ce181e"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officeooo:rsid="0021a506"/>
    </style:style>
    <style:style style:name="gr1" style:family="graphic">
      <style:graphic-properties svg:stroke-width="0.049cm" svg:stroke-color="#2c001e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Desenvolupament d'Aplicacions Web</text:p>
      <text:p text:style-name="P2"/>
      <text:p text:style-name="P2"/>
      <text:p text:style-name="P2"/>
      <text:p text:style-name="P2"/>
      <text:p text:style-name="P4">Projecte DAW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Strong_20_Emphasis"><text:span text:style-name="T9">Nom Projecte: </text:span></text:span><text:span text:style-name="Strong_20_Emphasis"><text:span text:style-name="T10">La Pineda Adventure</text:span></text:span></text:p>
      <text:p text:style-name="P6"><text:span text:style-name="Strong_20_Emphasis"><text:span text:style-name="T8">Integrants: </text:span></text:span><text:span text:style-name="Strong_20_Emphasis"><text:span text:style-name="T10">Adrià Aubanell Cabezas</text:span></text:span></text:p>
      <text:p text:style-name="P2"/>
      <text:p text:style-name="P2"/>
      <text:p text:style-name="P2"/>
      <text:p text:style-name="P2"><text:soft-page-break/></text:p>
      <text:p text:style-name="P9"><text:span text:style-name="Strong_20_Emphasis"><text:span text:style-name="T12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Strong_20_Emphasis"><text:span text:style-name="T13"/></text:span></text:p>
      <text:p text:style-name="P8"><text:span text:style-name="Strong_20_Emphasis"><text:span text:style-name="T14"/></text:span></text:p>
      <text:p text:style-name="P12"><text:span text:style-name="Strong_20_Emphasis"><text:span text:style-name="T15">Manual d’Usuari</text:span></text:span></text:p>
      <text:p text:style-name="P10"><text:span text:style-name="Strong_20_Emphasis"><text:span text:style-name="T11"/></text:span></text:p>
      <text:p text:style-name="P7"><text:span text:style-name="T4">1</text:span><text:span text:style-name="T5">)</text:span><text:span text:style-name="T4"> Descarreguem el següent programari (si no ho tenim prèviament descarregat):</text:span></text:p>
      <text:p text:style-name="P13">- sudo apt install git</text:p>
      <text:p text:style-name="P13">- sudo apt install npm</text:p>
      <text:p text:style-name="P13">- sudo apt install mongodb</text:p>
      <text:p text:style-name="P13"/>
      <text:p text:style-name="P7"><text:span text:style-name="T4">2</text:span><text:span text:style-name="T5">)</text:span><text:span text:style-name="T4"> Descarreguem tot el projecte a local.</text:span></text:p>
      <text:p text:style-name="P13">- Anem <text:s/>a la carpeta on volem deixar la instal·lació. Fem:</text:p>
      <text:p text:style-name="P13"><text:tab/>- <text:s/>git clone git@github.com:lapineda201920/Projecte_M12.git .</text:p>
      <text:p text:style-name="P13"/>
      <text:p text:style-name="P7"><text:span text:style-name="T4">3</text:span><text:span text:style-name="T5">)</text:span><text:span text:style-name="T4"> Anem al terminal, hi fem:</text:span></text:p>
      <text:p text:style-name="P13">- Primer fem:</text:p>
      <text:p text:style-name="P13"><text:tab/>- mongo</text:p>
      <text:p text:style-name="P13"/>
      <text:p text:style-name="P13">- Un cop dins, crearem la BD on es guardaran les futures partides:</text:p>
      <text:p text:style-name="P13"><text:tab/>- use laPinedaAdventure</text:p>
      <text:p text:style-name="P13"/>
      <text:p text:style-name="P13">- A continuació podem tancar el terminal.</text:p>
      <text:p text:style-name="P13"/>
      <text:p text:style-name="P7"><text:span text:style-name="T4">4</text:span><text:span text:style-name="T5">)</text:span><text:span text:style-name="T4"> Accediu a la carpeta ‘Joc’ i obrim un terminal, el qual executarem la següent comanda:</text:span></text:p>
      <text:p text:style-name="P13">- npm run devStar</text:p>
      <text:p text:style-name="P13"/>
      <text:p text:style-name="P13">* Recorda: Perquè funcioni el projecte s'ha d'executar el punt 4 --&gt; npm run devStar</text:p>
      <text:p text:style-name="P13"/>
      <text:p text:style-name="P7"><text:span text:style-name="T4">5</text:span><text:span text:style-name="T5">)</text:span><text:span text:style-name="T4"> Anem al buscador d'internet, i introduïm:</text:span></text:p>
      <text:p text:style-name="P13"><text:tab/>- localhost:8080/index.html</text:p>
      <text:p text:style-name="P13"/>
      <text:p text:style-name="P13"/>
      <text:p text:style-name="P13">I ja està!</text:p>
      <text:p text:style-name="P14"/>
      <text:p text:style-name="P13">* Recorda: Si al executar el joc, no mostra el mapa (tot negre), pot ser per la versió del Firefox que utilitzis. Obre una pestanya en Firefox, escriu: about:config. Prem el botó d'acceptar (color blau), i un cop dins escriu en el terminal: webgl. Per acabar, canvía els valors a 'true' de webgl.disabled i webgl.force-enabl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 Condensed" svg:font-family="'Ubuntu Condensed', cursive"/>
    <style:font-face style:name="FreeSans1" svg:font-family="FreeSans" style:font-family-generic="swiss"/>
    <style:font-face style:name="Chaparral Pro" svg:font-family="'Chaparral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6042b"/>
    </style:style>
    <style:style style:name="MP2" style:family="paragraph">
      <style:paragraph-properties fo:text-align="center"/>
    </style:style>
    <style:style style:name="MT1" style:family="text">
      <style:text-properties fo:color="#666666" fo:font-weight="normal" officeooo:rsid="000441f9" style:font-weight-asian="normal" style:font-weight-complex="normal"/>
    </style:style>
    <style:style style:name="MT2" style:family="text">
      <style:text-properties fo:color="#666666" style:font-name="Ubuntu Condensed" fo:font-size="14pt" fo:font-weight="normal" officeooo:rsid="000441f9" style:font-size-asian="14pt" style:font-weight-asian="normal" style:font-size-complex="14pt" style:font-weight-complex="normal"/>
    </style:style>
    <style:style style:name="MT3" style:family="text">
      <style:text-properties fo:color="#666666" style:font-name="Ubuntu Condensed" fo:font-size="12pt" fo:font-weight="normal" officeooo:rsid="000441f9" style:font-size-asian="12pt" style:font-weight-asian="normal" style:font-size-complex="12pt" style:font-weight-complex="normal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officeooo:rsid="000441f9"/>
    </style:style>
    <style:style style:name="Mgr1" style:family="graphic">
      <style:graphic-properties svg:stroke-width="0.049cm" svg:stroke-color="#2c001e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1.067cm" svg:y1="-0.105cm" svg:x2="16.729cm" svg:y2="-0.116cm"><text:p/></draw:line><text:span text:style-name="MT1"><text:s text:c="6"/></text:span><text:span text:style-name="Strong_20_Emphasis"><text:span text:style-name="MT2">L</text:span></text:span><text:span text:style-name="Strong_20_Emphasis"><text:span text:style-name="MT3">a Pineda Adventure</text:span></text:span><text:span text:style-name="MT4"><text:tab/></text:span><text:tab/> <text:s text:c="36"/><text:tab/><text:tab/><text:tab/><text:tab/> <text:s text:c="5"/><text:span text:style-name="MT5">Pàg <text:s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4-22T12:21:11.665822320</meta:creation-date>
    <dc:date>2020-06-04T11:02:57.420212682</dc:date>
    <meta:editing-duration>PT1H15M10S</meta:editing-duration>
    <meta:editing-cycles>19</meta:editing-cycles>
    <meta:generator>LibreOffice/6.4.4.2$Linux_X86_64 LibreOffice_project/3d775be2011f3886db32dfd395a6a6d1ca2630ff</meta:generator>
    <meta:document-statistic meta:table-count="0" meta:image-count="0" meta:object-count="0" meta:page-count="3" meta:paragraph-count="26" meta:word-count="207" meta:character-count="1294" meta:non-whitespace-character-count="1053"/>
  </office:meta>
</office:document-meta>
</file>